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2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7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1.00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 table:number-columns-repeated="6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</text:span><text:span text:style-name="T11">personal 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</text:span><text:span text:style-name="T11">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number-columns-repeated="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4:59:36</dc:date>
    <meta:editing-cycles>207</meta:editing-cycles>
    <meta:editing-duration>P2DT17H4M48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